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46811"/>
    </style:style>
    <style:style style:name="P2" style:family="paragraph" style:parent-style-name="Standard">
      <style:paragraph-properties fo:text-align="end" style:justify-single-word="false"/>
      <style:text-properties officeooo:rsid="00046811" officeooo:paragraph-rsid="00046811"/>
    </style:style>
    <style:style style:name="P3" style:family="paragraph" style:parent-style-name="Standard">
      <style:paragraph-properties fo:text-align="center" style:justify-single-word="false"/>
      <style:text-properties officeooo:rsid="00046811" officeooo:paragraph-rsid="00046811"/>
    </style:style>
    <style:style style:name="P4" style:family="paragraph" style:parent-style-name="Standard">
      <style:paragraph-properties fo:text-align="start" style:justify-single-word="false"/>
      <style:text-properties officeooo:rsid="00046811" officeooo:paragraph-rsid="00046811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46811" officeooo:paragraph-rsid="00046811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046811" officeooo:paragraph-rsid="00046811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046811" officeooo:paragraph-rsid="00046811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70b0f" officeooo:paragraph-rsid="00070b0f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075e33" officeooo:paragraph-rsid="00075e33"/>
    </style:style>
    <style:style style:name="P10" style:family="paragraph" style:parent-style-name="Standard">
      <style:paragraph-properties fo:text-align="start" style:justify-single-word="false"/>
      <style:text-properties officeooo:rsid="00075e33" officeooo:paragraph-rsid="00075e33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0778c0" officeooo:paragraph-rsid="000778c0"/>
    </style:style>
    <style:style style:name="P12" style:family="paragraph" style:parent-style-name="Standard" style:list-style-name="L4">
      <style:paragraph-properties fo:text-align="start" style:justify-single-word="false"/>
      <style:text-properties officeooo:rsid="000778c0" officeooo:paragraph-rsid="000778c0"/>
    </style:style>
    <style:style style:name="P13" style:family="paragraph" style:parent-style-name="Standard" style:list-style-name="L5">
      <style:paragraph-properties fo:text-align="start" style:justify-single-word="false"/>
      <style:text-properties officeooo:rsid="00086d7f" officeooo:paragraph-rsid="00086d7f"/>
    </style:style>
    <style:style style:name="T1" style:family="text">
      <style:text-properties officeooo:rsid="00075e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die Gurnee</text:p>
      <text:p text:style-name="P2">COSC 481W</text:p>
      <text:p text:style-name="P2">3/31/15</text:p>
      <text:p text:style-name="P2"/>
      <text:p text:style-name="P3">Presentation Extra Credit</text:p>
      <text:p text:style-name="P3"/>
      <text:p text:style-name="P4">AngularJS</text:p>
      <text:list xml:id="list5538555077062772992" text:style-name="L1">
        <text:list-item>
          <text:p text:style-name="P5">Used for single page applications (SPAs)</text:p>
        </text:list-item>
        <text:list-item>
          <text:p text:style-name="P5">“What HTML would've been if it was designed for SPAs”</text:p>
        </text:list-item>
        <text:list-item>
          <text:p text:style-name="P5">Two-way binding; changes made in the view are reflected in the model, and changes made in the model are reflected in the view</text:p>
        </text:list-item>
        <text:list-item>
          <text:p text:style-name="P8">Used to quickly adjust and manage the HTML DOM</text:p>
        </text:list-item>
      </text:list>
      <text:p text:style-name="P4"/>
      <text:p text:style-name="P4">GWT (Google Web Toolkit)</text:p>
      <text:list xml:id="list6165916825530210362" text:style-name="L2">
        <text:list-item>
          <text:p text:style-name="P6">Interprets Java code to cross-platform Javascript</text:p>
        </text:list-item>
        <text:list-item>
          <text:p text:style-name="P6">Write Java code to implement AJAX calls</text:p>
        </text:list-item>
        <text:list-item>
          <text:p text:style-name="P6">The Java code is written in development mode, compiled into Javascript, then hosted in the production mode as pure Javascript and HTML</text:p>
        </text:list-item>
      </text:list>
      <text:p text:style-name="P4"/>
      <text:p text:style-name="P4">Ruby on Rails</text:p>
      <text:list xml:id="list7828753845363964079" text:style-name="L3">
        <text:list-item>
          <text:p text:style-name="P7">MVC</text:p>
        </text:list-item>
        <text:list-item>
          <text:p text:style-name="P7">The <text:span text:style-name="T1">progenitor</text:span> of <text:span text:style-name="T1">many </text:span>web developing frameworks</text:p>
        </text:list-item>
        <text:list-item>
          <text:p text:style-name="P9">Written in Ruby, used to quickly create Web Applications</text:p>
        </text:list-item>
        <text:list-item>
          <text:p text:style-name="P9">Built with the mindset of DRY - “Don't Repeat Yourself”, templates and html fragments are used extensively</text:p>
        </text:list-item>
        <text:list-item>
          <text:p text:style-name="P11">Used today to help teach Ruby</text:p>
        </text:list-item>
      </text:list>
      <text:p text:style-name="P4"/>
      <text:p text:style-name="P4">CodeIgniter</text:p>
      <text:list xml:id="list325301904253824982" text:style-name="L5">
        <text:list-item>
          <text:p text:style-name="P13">MVC, designed from Ruby on Rails</text:p>
        </text:list-item>
        <text:list-item>
          <text:p text:style-name="P13">Written in php</text:p>
        </text:list-item>
        <text:list-item>
          <text:p text:style-name="P13">Very light web framework, doesn't need much to get started</text:p>
        </text:list-item>
        <text:list-item>
          <text:p text:style-name="P13">Not strict MVC; does not require models or views, but controllers are a must</text:p>
        </text:list-item>
        <text:list-item>
          <text:p text:style-name="P13">Has plug-ins for many of the CakePHP things (mailer, pdf builder, etc)</text:p>
        </text:list-item>
      </text:list>
      <text:p text:style-name="P4"/>
      <text:p text:style-name="P10">Drupal</text:p>
      <text:list xml:id="list8221918531628082638" text:style-name="L4">
        <text:list-item>
          <text:p text:style-name="P12">A very simple webpage development framework</text:p>
        </text:list-item>
        <text:list-item>
          <text:p text:style-name="P12">Used to very quickly throw together a website</text:p>
          <text:list>
            <text:list-item>
              <text:p text:style-name="P12">Used by the us.gov</text:p>
            </text:list-item>
          </text:list>
        </text:list-item>
        <text:list-item>
          <text:p text:style-name="P12">Very little coding needed, buried the code</text:p>
        </text:list-item>
        <text:list-item>
          <text:p text:style-name="P12">Hosted on drupal gardens, but the framework can hosted anywhere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09:58:52.971707000</meta:creation-date>
    <dc:date>2015-03-31T10:38:25.650158000</dc:date>
    <meta:editing-duration>PT23M50S</meta:editing-duration>
    <meta:editing-cycles>5</meta:editing-cycles>
    <meta:generator>LibreOffice/4.2.8.2$MacOSX_x86 LibreOffice_project/48d50dbfc06349262c9d50868e5c1f630a573ebd</meta:generator>
    <meta:document-statistic meta:table-count="0" meta:image-count="0" meta:object-count="0" meta:page-count="1" meta:paragraph-count="31" meta:word-count="243" meta:character-count="1327" meta:non-whitespace-character-count="1137"/>
  </office:meta>
</office:document-meta>
</file>